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4ab6" officeooo:paragraph-rsid="00104ab6"/>
    </style:style>
    <style:style style:name="P2" style:family="paragraph" style:parent-style-name="Standard">
      <style:text-properties officeooo:rsid="00104ab6" officeooo:paragraph-rsid="0013aefe"/>
    </style:style>
    <style:style style:name="P3" style:family="paragraph" style:parent-style-name="Standard">
      <style:text-properties officeooo:rsid="0011de23" officeooo:paragraph-rsid="0011de23"/>
    </style:style>
    <style:style style:name="P4" style:family="paragraph" style:parent-style-name="Standard">
      <style:text-properties officeooo:rsid="001268cf" officeooo:paragraph-rsid="001268cf"/>
    </style:style>
    <style:style style:name="P5" style:family="paragraph" style:parent-style-name="Standard">
      <style:text-properties officeooo:rsid="001268cf" officeooo:paragraph-rsid="0013aefe"/>
    </style:style>
    <style:style style:name="P6" style:family="paragraph" style:parent-style-name="Standard">
      <style:text-properties officeooo:rsid="001268cf" officeooo:paragraph-rsid="0013fcbd"/>
    </style:style>
    <style:style style:name="P7" style:family="paragraph" style:parent-style-name="Standard">
      <style:text-properties officeooo:rsid="0013aefe" officeooo:paragraph-rsid="0013aefe"/>
    </style:style>
    <style:style style:name="P8" style:family="paragraph" style:parent-style-name="Standard">
      <style:text-properties fo:font-weight="bold" officeooo:rsid="00104ab6" officeooo:paragraph-rsid="00104ab6" style:font-weight-asian="bold" style:font-weight-complex="bold"/>
    </style:style>
    <style:style style:name="P9" style:family="paragraph" style:parent-style-name="Standard">
      <style:text-properties fo:font-weight="bold" officeooo:rsid="0011de23" officeooo:paragraph-rsid="0011de23" style:font-weight-asian="bold" style:font-weight-complex="bold"/>
    </style:style>
    <style:style style:name="P10" style:family="paragraph" style:parent-style-name="Standard">
      <style:text-properties fo:font-weight="bold" officeooo:rsid="0013fcbd" officeooo:paragraph-rsid="0013fcbd" style:font-weight-asian="bold" style:font-weight-complex="bold"/>
    </style:style>
    <style:style style:name="P11" style:family="paragraph" style:parent-style-name="Standard">
      <style:text-properties fo:font-weight="normal" officeooo:rsid="0013fcbd" officeooo:paragraph-rsid="0013fcbd" style:font-weight-asian="normal" style:font-weight-complex="normal"/>
    </style:style>
    <style:style style:name="T1" style:family="text">
      <style:text-properties officeooo:rsid="00104ab6"/>
    </style:style>
    <style:style style:name="T2" style:family="text">
      <style:text-properties officeooo:rsid="001189ac"/>
    </style:style>
    <style:style style:name="T3" style:family="text">
      <style:text-properties officeooo:rsid="0011de23"/>
    </style:style>
    <style:style style:name="T4" style:family="text">
      <style:text-properties officeooo:rsid="001268cf"/>
    </style:style>
    <style:style style:name="T5" style:family="text">
      <style:text-properties officeooo:rsid="00134a66"/>
    </style:style>
    <style:style style:name="T6" style:family="text">
      <style:text-properties officeooo:rsid="0013aefe"/>
    </style:style>
    <style:style style:name="T7" style:family="text">
      <style:text-properties officeooo:rsid="0013fcbd"/>
    </style:style>
    <style:style style:name="T8" style:family="text">
      <style:text-properties officeooo:rsid="001688a5"/>
    </style:style>
    <style:style style:name="T9" style:family="text">
      <style:text-properties officeooo:rsid="001749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tructuras de disco necesarias para el sistema de ficheros:</text:p>
      <text:p text:style-name="P1"/>
      <text:p text:style-name="P1">struct super<text:span text:style-name="T4">B</text:span>loque{</text:p>
      <text:p text:style-name="P1"><text:tab/>unsigned int numeroMagico;<text:tab/><text:tab/><text:tab/>//Número de superbloque</text:p>
      <text:p text:style-name="P1"><text:tab/>unsigned int numeroBloquesMapaInodos;<text:tab/>//Número de bloques del mapa de inodos</text:p>
      <text:p text:style-name="P1"><text:tab/>unsigned int numeroBloquesMapaDatos;<text:tab/>//Número de bloques del mapa de datos</text:p>
      <text:p text:style-name="P1"><text:tab/>unsigned int numeroInodos;<text:tab/><text:tab/><text:tab/>//Número de inodos totales</text:p>
      <text:p text:style-name="P1"><text:tab/>unsigned int primerInodo;<text:tab/><text:tab/><text:tab/>//Número del primer inodo en el sistema</text:p>
      <text:p text:style-name="P1"><text:tab/>unsigned int numeroBloquesDatos;<text:tab/><text:tab/>//Número de bloques de datos</text:p>
      <text:p text:style-name="P1"><text:tab/>unsigned int primerBloqueDatos;<text:tab/><text:tab/>//Número del primer bloque de datos</text:p>
      <text:p text:style-name="P1"><text:tab/>unsigned int tamanoDispositivo;<text:tab/><text:tab/>//Tamaño total del dispositivo </text:p>
      <text:p text:style-name="P1"><text:tab/>char relleno[PADDING_SB];<text:tab/><text:tab/>//Campo de relleno (para complear bloque)</text:p>
      <text:p text:style-name="P1">};</text:p>
      <text:p text:style-name="P1"/>
      <text:p text:style-name="P1">struct inod<text:span text:style-name="T2">o</text:span>{</text:p>
      <text:p text:style-name="P3"><text:tab/>unsigned int tipo;<text:tab/><text:tab/><text:tab/><text:tab/><text:tab/><text:tab/>//Si es fichero o directorio</text:p>
      <text:p text:style-name="P1"><text:tab/>char n<text:span text:style-name="T9">ombre</text:span>[<text:span text:style-name="T2">TAMANO_NOMBRE_FICHERO </text:span>+ 1];<text:tab/>//<text:span text:style-name="T2">Tamaño máximo de nombre</text:span></text:p>
      <text:p text:style-name="P1"><text:tab/>unsigned int <text:span text:style-name="T2">tamano</text:span>;<text:tab/><text:tab/><text:tab/><text:tab/><text:tab/><text:tab/>//<text:span text:style-name="T2">Tamaño del fichero en bytes</text:span></text:p>
      <text:p text:style-name="P1"><text:tab/>unsigned int <text:span text:style-name="T2">bloqueDirecto</text:span>;<text:tab/><text:tab/><text:tab/><text:tab/><text:tab/>//<text:span text:style-name="T2">Número del bloque directo</text:span></text:p>
      <text:p text:style-name="P1"><text:tab/>char <text:span text:style-name="T3">relleno</text:span>[<text:span text:style-name="T2">PADDING_INODO</text:span>];<text:tab/><text:tab/><text:tab/><text:tab/>//<text:span text:style-name="T2">Relleno para completar bloque</text:span></text:p>
      <text:p text:style-name="P1">};</text:p>
      <text:p text:style-name="P1"/>
      <text:p text:style-name="P6">struct mapasBits{</text:p>
      <text:p text:style-name="P6"><text:tab/>unsigned char mapaInodos[MAX_FICHEROS/8];<text:tab/><text:tab/>//Mapa de bits de los inodos</text:p>
      <text:p text:style-name="P6"><text:tab/>unsigned char mapaBloquesDatos[MAX_FICHEROS/8];<text:tab/>//Mapa de bits de los bloques</text:p>
      <text:p text:style-name="P6"><text:tab/><text:span text:style-name="T5">char relleno[TAMANO_BLOQUE*8-(2*MAX_FICHEROS*8)];<text:tab/><text:tab/><text:tab/><text:tab/><text:tab/><text:tab/><text:tab/><text:tab/><text:tab/><text:tab/>//Relleno para mapa de <text:tab/><text:tab/><text:tab/><text:tab/><text:tab/><text:tab/><text:tab/><text:tab/><text:tab/><text:tab/>bits</text:span></text:p>
      <text:p text:style-name="P6">};</text:p>
      <text:p text:style-name="P1"/>
      <text:p text:style-name="P9">Crear variables para las estructuras de memoria:</text:p>
      <text:p text:style-name="P3"/>
      <text:p text:style-name="P7">superBloque sbloque;</text:p>
      <text:p text:style-name="P4"/>
      <text:p text:style-name="P4">struct inodoMemoria{</text:p>
      <text:p text:style-name="P5"><text:tab/><text:span text:style-name="T1">unsigned int posicion;<text:tab/><text:tab/>//Posicion del puntero de fichero</text:span></text:p>
      <text:p text:style-name="P2"><text:tab/>unsigned int <text:span text:style-name="T2">estado</text:span>;<text:tab/><text:tab/>//<text:span text:style-name="T2">Abierto o cerrado</text:span></text:p>
      <text:p text:style-name="P2"><text:tab/><text:span text:style-name="T8">struct inodo inodo; <text:tab/><text:tab/>//Inodo seleccionado</text:span></text:p>
      <text:p text:style-name="P4">}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Diseño de las rutinas de gestión </text:p>
      <text:p text:style-name="P10"/>
      <text:p text:style-name="P11">int ialloc()</text:p>
      <text:p text:style-name="P11">{</text:p>
      <text:p text:style-name="P11"><text:tab/>int i;</text:p>
      <text:p text:style-name="P11"><text:tab/>//Recorrer inodos hasta encontrar uno vacio</text:p>
      <text:p text:style-name="P11"><text:tab/>for(i = 0; i &lt; superBloque-&gt;numeroInodos; i++){</text:p>
      <text:p text:style-name="P11"><text:tab/><text:tab/>//Si el valor es 0, hemos encontrado uno vacio</text:p>
      <text:p text:style-name="P11"><text:tab/><text:tab/>if(mapasBits-&gt;mapaInodos[i] == 0){</text:p>
      <text:p text:style-name="P11"><text:tab/><text:tab/><text:tab/>//Para indicar que esta en uso le asignamos valor</text:p>
      <text:p text:style-name="P11"><text:tab/><text:tab/><text:tab/>mapasBits-&gt;mapaInodos[i] = 1;</text:p>
      <text:p text:style-name="P11"><text:tab/><text:tab/><text:tab/>return i;</text:p>
      <text:p text:style-name="P11"><text:tab/><text:tab/>}</text:p>
      <text:p text:style-name="P11"><text:tab/>}</text:p>
      <text:p text:style-name="P11"/>
      <text:p text:style-name="P11"><text:tab/>//No se ha encontrado un inodo libre</text:p>
      <text:p text:style-name="P11"><text:tab/>return -1;</text:p>
      <text:p text:style-name="P11">}</text:p>
      <text:p text:style-name="P11"/>
      <text:p text:style-name="P11">int ifree(int i)</text:p>
      <text:p text:style-name="P11">{</text:p>
      <text:p text:style-name="P11"><text:tab/>if(i &gt; superBloque-&gt;numeroInodos || i &lt; 0){</text:p>
      <text:p text:style-name="P11"><text:tab/><text:tab/>//printf("[ERROR] Indice de inodo erroneo\n");</text:p>
      <text:p text:style-name="P11"><text:tab/><text:tab/>return -1;</text:p>
      <text:p text:style-name="P11"><text:tab/>}</text:p>
      <text:p text:style-name="P11"/>
      <text:p text:style-name="P11"><text:tab/>bzero(inodos[i].inodo.nombre, TAMANO_NOMBRE_FICHERO);</text:p>
      <text:p text:style-name="P11"><text:tab/>mapasBits-&gt;mapaInodos[i] = 0;</text:p>
      <text:p text:style-name="P11"/>
      <text:p text:style-name="P11"><text:tab/>return 0;</text:p>
      <text:p text:style-name="P11">}</text:p>
      <text:p text:style-name="P11"/>
      <text:p text:style-name="P11">// Busca un bloque libre, -1 si no hay libres</text:p>
      <text:p text:style-name="P11">int balloc()</text:p>
      <text:p text:style-name="P11">{</text:p>
      <text:p text:style-name="P11"><text:tab/>int i;</text:p>
      <text:p text:style-name="P11"><text:tab/>//Recorrer el mapa de los bloques hasta encontrar uno libre</text:p>
      <text:p text:style-name="P11"><text:tab/>for(i = 0; i &lt; superBloque-&gt;numeroBloquesDatos; i++){</text:p>
      <text:p text:style-name="P11"><text:tab/><text:tab/>if(mapasBits-&gt;mapaBloquesDatos[i] == 0){</text:p>
      <text:p text:style-name="P11"><text:tab/><text:tab/><text:tab/>mapasBits-&gt;mapaBloquesDatos[i] = 1;</text:p>
      <text:p text:style-name="P11"><text:tab/><text:tab/><text:tab/>return i;</text:p>
      <text:p text:style-name="P11"><text:tab/><text:tab/>}</text:p>
      <text:p text:style-name="P11"><text:tab/>}</text:p>
      <text:p text:style-name="P11"><text:tab/>// No se ha enciontrado uno libre</text:p>
      <text:p text:style-name="P11"><text:tab/>return -1;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// Libera un bloque</text:p>
      <text:p text:style-name="P11">int bfree(int i)</text:p>
      <text:p text:style-name="P11">{</text:p>
      <text:p text:style-name="P11"><text:tab/>char buffer[TAMANO_BLOQUE];</text:p>
      <text:p text:style-name="P11"/>
      <text:p text:style-name="P11"><text:tab/>if(i &lt; 0 || i &gt; superBloque-&gt;numeroBloquesDatos){</text:p>
      <text:p text:style-name="P11"><text:tab/><text:tab/>//printf("[ERROR] Indice de bloque erroneo\n");</text:p>
      <text:p text:style-name="P11"><text:tab/><text:tab/>return -1;</text:p>
      <text:p text:style-name="P11"><text:tab/>}</text:p>
      <text:p text:style-name="P11"/>
      <text:p text:style-name="P11"><text:tab/>bzero(buffer, TAMANO_BLOQUE);</text:p>
      <text:p text:style-name="P11"><text:tab/>if(bwrite(DEVICE_IMAGE, (i + superBloque-&gt;primerBloqueDatos), buffer) == -1){</text:p>
      <text:p text:style-name="P11"><text:tab/><text:tab/>//printf("[ERROR] No se ha encontrado el bloque\n");</text:p>
      <text:p text:style-name="P11"><text:tab/><text:tab/>return -1;</text:p>
      <text:p text:style-name="P11"><text:tab/>}</text:p>
      <text:p text:style-name="P11"><text:tab/>mapasBits-&gt;mapaBloquesDatos[i] = 0;</text:p>
      <text:p text:style-name="P11"><text:tab/>return 0;</text:p>
      <text:p text:style-name="P11">}</text:p>
      <text:p text:style-name="P11"/>
      <text:p text:style-name="P11">int namei(char *name)</text:p>
      <text:p text:style-name="P11">{</text:p>
      <text:p text:style-name="P11"><text:tab/>int i;</text:p>
      <text:p text:style-name="P11"><text:tab/>// buscar i-nodo con nombre &lt;name&gt;</text:p>
      <text:p text:style-name="P11"><text:tab/>for (i = 0; i &lt; superBloque-&gt;numeroInodos; i++){</text:p>
      <text:p text:style-name="P11"><text:tab/><text:tab/>if(!strcmp(inodos[i].inodo.nombre, name)){</text:p>
      <text:p text:style-name="P11"><text:tab/><text:tab/><text:tab/>return i;</text:p>
      <text:p text:style-name="P11"><text:tab/><text:tab/>}</text:p>
      <text:p text:style-name="P11"><text:tab/>}</text:p>
      <text:p text:style-name="P11"><text:tab/>//Si no lo encuentra retorna -1</text:p>
      <text:p text:style-name="P11"><text:tab/>//printf("[ERROR] Inodo no encontrado \n")</text:p>
      <text:p text:style-name="P11"><text:tab/>return -1;</text:p>
      <text:p text:style-name="P11">}</text:p>
      <text:p text:style-name="P11"/>
      <text:p text:style-name="P11">int bmap(int inodo_id, int offset)</text:p>
      <text:p text:style-name="P11">{</text:p>
      <text:p text:style-name="P11"><text:tab/>//Comprobamos que el id el inodo sea válido y el offset también</text:p>
      <text:p text:style-name="P11"><text:tab/>if( (inodo_id &gt; superBloque-&gt;numeroInodos) || (inodo_id&lt;0) || (offset &lt; 0) ){</text:p>
      <text:p text:style-name="P11"><text:tab/><text:tab/>//printf("[ERROR] Id del nodo no es válido. No se puede localizar el bloque de datos \n");</text:p>
      <text:p text:style-name="P11"><text:tab/><text:tab/>return -1;</text:p>
      <text:p text:style-name="P11"><text:tab/>}</text:p>
      <text:p text:style-name="P11"/>
      <text:p text:style-name="P11"><text:tab/>//Retorna el bloque de inodo</text:p>
      <text:p text:style-name="P11"><text:tab/>if(offset &lt; BLOCK_SIZE){</text:p>
      <text:p text:style-name="P11"><text:tab/><text:tab/>return inodos[inodo_id].inodo.bloqueDirecto;</text:p>
      <text:p text:style-name="P11"><text:tab/>}</text:p>
      <text:p text:style-name="P11"/>
      <text:p text:style-name="P11"><text:tab/>return -1;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1:05:52.917987785</meta:creation-date>
    <dc:date>2019-04-15T13:36:58.544747054</dc:date>
    <meta:editing-duration>PT7M19S</meta:editing-duration>
    <meta:editing-cycles>1</meta:editing-cycles>
    <meta:document-statistic meta:table-count="0" meta:image-count="0" meta:object-count="0" meta:page-count="3" meta:paragraph-count="113" meta:word-count="479" meta:character-count="3466" meta:non-whitespace-character-count="2938"/>
    <meta:generator>LibreOffice/6.1.5.2$Linux_X86_64 LibreOffice_project/10$Build-2</meta:generator>
  </office:meta>
</office:document-meta>
</file>